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8">
      <style:paragraph-properties fo:margin-top="0in" fo:margin-bottom="0in" loext:contextual-spacing="true" fo:line-height="100%"/>
    </style:style>
    <style:style style:name="P2" style:family="paragraph" style:parent-style-name="List_20_Paragraph" style:list-style-name="WWNum7">
      <style:paragraph-properties fo:margin-top="0in" fo:margin-bottom="0in" loext:contextual-spacing="true" fo:line-height="100%"/>
    </style:style>
    <style:style style:name="P3" style:family="paragraph" style:parent-style-name="List_20_Paragraph" style:list-style-name="WWNum10">
      <style:paragraph-properties fo:margin-top="0in" fo:margin-bottom="0in" loext:contextual-spacing="true" fo:line-height="100%"/>
    </style:style>
    <style:style style:name="P4" style:family="paragraph" style:parent-style-name="List_20_Paragraph" style:list-style-name="WWNum9">
      <style:paragraph-properties fo:margin-top="0in" fo:margin-bottom="0in" loext:contextual-spacing="true" fo:line-height="100%">
        <style:tab-stops>
          <style:tab-stop style:position="0.6252in"/>
        </style:tab-stops>
      </style:paragraph-properties>
    </style:style>
    <style:style style:name="P5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/>
      <style:text-properties style:font-name="Times New Roman" style:font-name-complex="Times New Roman1"/>
    </style:style>
    <style:style style:name="P6" style:family="paragraph" style:parent-style-name="Standard">
      <style:text-properties fo:color="#595959"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7" style:family="paragraph" style:parent-style-name="Standard">
      <style:text-properties fo:color="#595959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8" style:family="paragraph" style:parent-style-name="Standard">
      <style:paragraph-properties>
        <style:tab-stops>
          <style:tab-stop style:position="2.278in"/>
        </style:tab-stops>
      </style:paragraph-properties>
      <style:text-properties fo:color="#595959" style:font-name="Times New Roman" fo:font-size="12pt" style:text-underline-style="solid" style:text-underline-width="auto" style:text-underline-color="font-color" style:font-size-asian="12pt" style:font-name-complex="Times New Roman1" style:font-size-complex="12pt" style:font-weight-complex="bold"/>
    </style:style>
    <style:style style:name="P9" style:family="paragraph" style:parent-style-name="Standard">
      <style:text-properties fo:color="#595959" style:font-name="Times New Roman" fo:font-size="12pt" style:font-size-asian="12pt" style:font-name-complex="Times New Roman1" style:font-size-complex="12pt" style:font-weight-complex="bold"/>
    </style:style>
    <style:style style:name="P10" style:family="paragraph" style:parent-style-name="Standard">
      <style:paragraph-properties>
        <style:tab-stops>
          <style:tab-stop style:position="2.278in"/>
        </style:tab-stops>
      </style:paragraph-properties>
      <style:text-properties fo:color="#595959" style:font-name="Times New Roman" fo:font-size="12pt" style:font-size-asian="12pt" style:font-name-complex="Times New Roman1" style:font-size-complex="12pt" style:font-weight-complex="bold"/>
    </style:style>
    <style:style style:name="P11" style:family="paragraph" style:parent-style-name="Standard">
      <style:paragraph-properties fo:line-height="100%"/>
      <style:text-properties fo:color="#595959"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>
        <style:tab-stops>
          <style:tab-stop style:position="2.278in"/>
        </style:tab-stops>
      </style:paragraph-properties>
    </style:style>
    <style:style style:name="P13" style:family="paragraph" style:parent-style-name="Standard">
      <style:paragraph-properties fo:line-height="100%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6.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>
        <style:tab-stops>
          <style:tab-stop style:position="0.6252in"/>
          <style:tab-stop style:position="6.8752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style:text-underline-style="solid" style:text-underline-width="auto" style:text-underline-color="font-color" style:font-name-complex="Times New Roman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Times New Roman" style:font-name-complex="Times New Roman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style:font-name-complex="Times New Roman1"/>
    </style:style>
    <style:style style:name="P21" style:family="paragraph" style:parent-style-name="Standard">
      <style:paragraph-properties fo:margin-top="0in" fo:margin-bottom="0in" loext:contextual-spacing="false" fo:line-height="100%">
        <style:tab-stops>
          <style:tab-stop style:position="0.5in"/>
        </style:tab-stops>
      </style:paragraph-properties>
      <style:text-properties style:font-name="Times New Roman" style:font-name-complex="Times New Roman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weight-asian="bold" style:font-name-complex="Times New Roman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color="#595959" style:text-underline-style="solid" style:text-underline-width="auto" style:text-underline-color="font-color" fo:font-weight="bold" style:font-weight-asian="bold"/>
    </style:style>
    <style:style style:name="P24" style:family="paragraph" style:parent-style-name="Standard">
      <style:paragraph-properties fo:margin-top="0in" fo:margin-bottom="0in" loext:contextual-spacing="false" fo:line-height="100%" fo:break-before="page"/>
      <style:text-properties fo:color="#595959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P2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26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2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28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>
        <style:tab-stops>
          <style:tab-stop style:position="7.1252in" style:type="right"/>
        </style:tab-stops>
      </style:paragraph-properties>
    </style:style>
    <style:style style:name="P29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30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>
        <style:tab-stops>
          <style:tab-stop style:position="6.9374in" style:type="right"/>
        </style:tab-stops>
      </style:paragraph-properties>
    </style:style>
    <style:style style:name="P31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>
        <style:tab-stops>
          <style:tab-stop style:position="0.5in"/>
          <style:tab-stop style:position="6.8752in" style:type="right"/>
        </style:tab-stops>
      </style:paragraph-properties>
    </style:style>
    <style:style style:name="P32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imes New Roman" style:font-name-complex="Times New Roman1"/>
    </style:style>
    <style:style style:name="P33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>
        <style:tab-stops>
          <style:tab-stop style:position="0.5in"/>
        </style:tab-stops>
      </style:paragraph-properties>
      <style:text-properties style:font-name="Times New Roman" style:font-name-complex="Times New Roman1"/>
    </style:style>
    <style:style style:name="P34" style:family="paragraph" style:parent-style-name="Standard">
      <style:paragraph-properties fo:margin-left="0.1252in" fo:margin-right="0in" fo:margin-top="0in" fo:margin-bottom="0in" loext:contextual-spacing="false" fo:text-indent="0.3752in" style:auto-text-indent="false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>
        <style:tab-stops>
          <style:tab-stop style:position="6.5in" style:type="right"/>
        </style:tab-stops>
      </style:paragraph-properties>
      <style:text-properties style:font-name="Times New Roman" fo:font-weight="bold" style:font-weight-asian="bold" style:font-name-complex="Times New Roman1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>
        <style:tab-stops>
          <style:tab-stop style:position="6.8752in" style:type="right"/>
          <style:tab-stop style:position="7.2689in"/>
        </style:tab-stops>
      </style:paragraph-properties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>
        <style:tab-stops>
          <style:tab-stop style:position="0.5in"/>
          <style:tab-stop style:position="6.8752in" style:type="right"/>
        </style:tab-stops>
      </style:paragraph-properties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>
        <style:tab-stops>
          <style:tab-stop style:position="6.8752in" style:type="right"/>
        </style:tab-stops>
      </style:paragraph-properties>
    </style:style>
    <style:style style:name="P40" style:family="paragraph" style:parent-style-name="Standard">
      <style:paragraph-properties fo:margin-left="0in" fo:margin-right="0in" fo:text-align="center" style:justify-single-word="false" fo:text-indent="0.5in" style:auto-text-indent="false">
        <style:tab-stops>
          <style:tab-stop style:position="2.278in"/>
        </style:tab-stops>
      </style:paragraph-properties>
      <style:text-properties fo:color="#595959" style:font-name="Times New Roman" fo:font-size="12pt" style:font-size-asian="12pt" style:font-name-complex="Times New Roman1" style:font-size-complex="12pt" style:font-weight-complex="bold"/>
    </style:style>
    <style:style style:name="P41" style:family="paragraph" style:parent-style-name="Standard">
      <style:paragraph-properties fo:margin-left="0.6252in" fo:margin-right="0in" fo:margin-top="0in" fo:margin-bottom="0in" loext:contextual-spacing="false" fo:line-height="100%" fo:text-indent="-0.3126in" style:auto-text-indent="false"/>
      <style:text-properties style:font-name="Times New Roman" fo:font-weight="bold" style:font-weight-asian="bold" style:font-name-complex="Times New Roman1"/>
    </style:style>
    <style:style style:name="P42" style:family="paragraph" style:parent-style-name="Standard">
      <style:paragraph-properties fo:margin-left="0.6252in" fo:margin-right="0in" fo:margin-top="0in" fo:margin-bottom="0in" loext:contextual-spacing="false" fo:line-height="100%" fo:text-indent="0in" style:auto-text-indent="false"/>
    </style:style>
    <style:style style:name="P43" style:family="paragraph" style:parent-style-name="Standard">
      <style:paragraph-properties fo:margin-left="0.6252in" fo:margin-right="0in" fo:margin-top="0in" fo:margin-bottom="0in" loext:contextual-spacing="false" fo:line-height="100%" fo:text-indent="0in" style:auto-text-indent="false">
        <style:tab-stops>
          <style:tab-stop style:position="0.6252in"/>
        </style:tab-stops>
      </style:paragraph-properties>
    </style:style>
    <style:style style:name="P44" style:family="paragraph" style:parent-style-name="Standard">
      <style:paragraph-properties fo:margin-left="0.6252in" fo:margin-right="0in" fo:margin-top="0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45" style:family="paragraph" style:parent-style-name="Standard">
      <style:paragraph-properties fo:margin-left="0.6252in" fo:margin-right="0in" fo:margin-top="0in" fo:margin-bottom="0in" loext:contextual-spacing="false" fo:line-height="100%" fo:text-indent="0in" style:auto-text-indent="false"/>
      <style:text-properties style:font-name="Times New Roman" style:font-name-complex="Times New Roman1"/>
    </style:style>
    <style:style style:name="P46" style:family="paragraph" style:parent-style-name="Standard">
      <style:paragraph-properties fo:margin-left="0.6252in" fo:margin-right="0in" fo:margin-top="0in" fo:margin-bottom="0in" loext:contextual-spacing="false" fo:line-height="100%" fo:text-indent="-0.1252in" style:auto-text-indent="false">
        <style:tab-stops>
          <style:tab-stop style:position="0.6252in"/>
          <style:tab-stop style:position="6.8752in" style:type="right"/>
        </style:tab-stops>
      </style:paragraph-properties>
    </style:style>
    <style:style style:name="P47" style:family="paragraph" style:parent-style-name="Standard">
      <style:paragraph-properties fo:margin-left="0.6874in" fo:margin-right="0in" fo:margin-top="0in" fo:margin-bottom="0in" loext:contextual-spacing="false" fo:line-height="100%" fo:text-indent="-0.1874in" style:auto-text-indent="false">
        <style:tab-stops>
          <style:tab-stop style:position="6.8752in" style:type="right"/>
        </style:tab-stops>
      </style:paragraph-properties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00%" fo:text-indent="0.5626in" style:auto-text-indent="false">
        <style:tab-stops>
          <style:tab-stop style:position="6.8752in" style:type="right"/>
        </style:tab-stops>
      </style:paragraph-properties>
    </style:style>
    <style:style style:name="P49" style:family="paragraph" style:parent-style-name="Standard">
      <style:paragraph-properties fo:margin-left="0.6874in" fo:margin-right="0in" fo:margin-top="0in" fo:margin-bottom="0in" loext:contextual-spacing="false" fo:line-height="100%" fo:text-indent="0in" style:auto-text-indent="false"/>
    </style:style>
    <style:style style:name="P50" style:family="paragraph" style:parent-style-name="Standard">
      <style:paragraph-properties fo:break-before="page">
        <style:tab-stops>
          <style:tab-stop style:position="2.278in"/>
        </style:tab-stops>
      </style:paragraph-properties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style:font-name-complex="Times New Roman1" style:font-weight-complex="bold"/>
    </style:style>
    <style:style style:name="T4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5" style:family="text">
      <style:text-properties style:font-name="Times New Roman" fo:font-weight="bold" style:font-weight-asian="bold" style:font-name-complex="Times New Roman1"/>
    </style:style>
    <style:style style:name="T6" style:family="text">
      <style:text-properties fo:color="#595959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7" style:family="text">
      <style:text-properties fo:color="#595959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T8" style:family="text">
      <style:text-properties fo:color="#595959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9" style:family="text">
      <style:text-properties fo:color="#595959" style:font-name="Times New Roman" fo:font-size="12pt" style:text-underline-style="solid" style:text-underline-width="auto" style:text-underline-color="font-color" style:font-size-asian="12pt" style:font-name-complex="Times New Roman1" style:font-size-complex="12pt" style:font-weight-complex="bold"/>
    </style:style>
    <style:style style:name="T10" style:family="text">
      <style:text-properties fo:color="#595959" style:font-name="Times New Roman" fo:font-size="12pt" style:font-size-asian="12pt" style:font-name-complex="Times New Roman1" style:font-size-complex="12pt"/>
    </style:style>
    <style:style style:name="T11" style:family="text">
      <style:text-properties fo:color="#595959" style:font-name="Times New Roman" fo:font-size="12pt" style:font-size-asian="12pt" style:font-name-complex="Times New Roman1" style:font-size-complex="12pt" style:font-weight-complex="bold"/>
    </style:style>
    <style:style style:name="T12" style:family="text">
      <style:text-properties fo:color="#595959"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Zechariah Miller</text:span></text:p>
      <text:p text:style-name="P16"><text:span text:style-name="T2">620 Dave Brubeck Wy. #7 <text:tab/>209.639.3945</text:span></text:p>
      <text:p text:style-name="P16"><text:span text:style-name="T2">Stockton, CA 96204 <text:tab/></text:span><text:span text:style-name="T4">Thekidzech@gmail.com</text:span></text:p>
      <text:p text:style-name="P18"/>
      <text:p text:style-name="P20"/>
      <text:p text:style-name="P15"><text:span text:style-name="T5">Education</text:span></text:p>
      <text:p text:style-name="P28"><text:span text:style-name="T2">University of the Pacific, Stockton, CA <text:tab/> <text:s text:c="8"/>Dec 2019</text:span></text:p>
      <text:p text:style-name="P29"><text:span text:style-name="T2">Bachelor of Science, Engineering Physics </text:span></text:p>
      <text:p text:style-name="P19"/>
      <text:p text:style-name="P34"><text:span text:style-name="T2">RELEVANT CLASSES</text:span></text:p>
      <text:p text:style-name="P26"><text:span text:style-name="T2">Electrostatics; Electrodynamics; Thermal Physics; Modern Physics; Digital Signal Processing; Solid State Devices; Material Science; Electronic components; Dynamics of motion; Basic Chemistry; Digital Design theory; Circuit theory; Fluid Mechanics; Quantum Mechanics; Computational Physics; Statistics</text:span></text:p>
      <text:p text:style-name="P14"><text:span text:style-name="T5">Skills</text:span></text:p>
      <text:p text:style-name="P26"><text:span text:style-name="T2">Strong communication skills; Cooperative team player; Public Speaking</text:span></text:p>
      <text:p text:style-name="P26"><text:span text:style-name="T2">TOOLS: Drill press; Power drill; Screw gun; Table Saw; Hand tools Soldering gun; Heat gun; Multimeter; </text:span></text:p>
      <text:p text:style-name="P26"><text:span text:style-name="T2">LANGUAGES: C++; C#; MATLAB; Pspice; Python; French; LabVIEW;VHDL; Sheet Music; Fusion 360; AutoCAD</text:span></text:p>
      <text:p text:style-name="P32"/>
      <text:p text:style-name="P15"><text:span text:style-name="T5">Experience</text:span></text:p>
      <text:p text:style-name="P15"><text:span text:style-name="T5"><text:tab/>◊ </text:span><text:span text:style-name="T3">HAAS Automation: Software QA Engineer<text:tab/><text:tab/><text:tab/><text:tab/><text:tab/><text:tab/>Nov ‘20- Ongoing</text:span></text:p>
      <text:list xml:id="list778995416" text:style-name="WWNum8">
        <text:list-item>
          <text:p text:style-name="P1"><text:span text:style-name="T3">Learned complex quickly with understanding to the whole software</text:span></text:p>
        </text:list-item>
        <text:list-item>
          <text:p text:style-name="P1"><text:span text:style-name="T3">Reviewed software requirements before publishing</text:span></text:p>
        </text:list-item>
        <text:list-item>
          <text:p text:style-name="P1"><text:span text:style-name="T3">Created utilities in C# to allow for better testing and G-code execution</text:span></text:p>
        </text:list-item>
        <text:list-item>
          <text:p text:style-name="P1"><text:span text:style-name="T3">Scripted automated tests for an agile software release structure</text:span></text:p>
        </text:list-item>
        <text:list-item>
          <text:p text:style-name="P1"><text:span text:style-name="T3">Manage Multiple Conflicting Deadlines</text:span></text:p>
        </text:list-item>
        <text:list-item>
          <text:p text:style-name="P1"><text:span text:style-name="T3">Investigated user complaints, and tested new features with plan</text:span></text:p>
        </text:list-item>
        <text:list-item>
          <text:p text:style-name="P1"><text:span text:style-name="T3">Coordinated cross department for design of new control system and parameter derivation</text:span></text:p>
        </text:list-item>
      </text:list>
      <text:p text:style-name="P22"/>
      <text:p text:style-name="P15"><text:span text:style-name="T5"><text:tab/>◊ </text:span><text:span text:style-name="T3">Frito Lay: Supply Chain Leader<text:tab/><text:tab/><text:tab/><text:tab/><text:tab/><text:tab/> <text:s text:c="10"/>Apr ‘20- Nov ’20</text:span></text:p>
      <text:list xml:id="list193155819704139" text:continue-numbering="true" text:style-name="WWNum8">
        <text:list-item>
          <text:p text:style-name="P1"><text:span text:style-name="T3">Lead 30person team of direct reports and supervisory role to others for up to 12hr shift</text:span></text:p>
        </text:list-item>
        <text:list-item>
          <text:p text:style-name="P1"><text:span text:style-name="T3">Created and implemented new role with 72% Decrease in CMS film waste and 196% decrease in Downtime of packaging machinery</text:span></text:p>
        </text:list-item>
        <text:list-item>
          <text:p text:style-name="P1"><text:span text:style-name="T3">Managed Entire site unsupervised at a managerial capacity for over 800 employees in total</text:span></text:p>
        </text:list-item>
        <text:list-item>
          <text:p text:style-name="P1"><text:span text:style-name="T3">Coordinate across multiple teams and departments in high pace environments to resolve conflict, downtime, and timetables</text:span></text:p>
        </text:list-item>
        <text:list-item>
          <text:p text:style-name="P1"><text:span text:style-name="T3">Manage Multiple Deadlines</text:span></text:p>
        </text:list-item>
        <text:list-item>
          <text:p text:style-name="P1"><text:span text:style-name="T3">Performed exit interviews, disciplinary meetings, and negotiated raises. </text:span></text:p>
        </text:list-item>
      </text:list>
      <text:p text:style-name="P35"/>
      <text:p text:style-name="P37"><text:span text:style-name="T5">◊ </text:span><text:span text:style-name="T3">Frito-Lay: Maintenance Intern <text:tab/>Summer 2019</text:span></text:p>
      <text:list xml:id="list1075448554" text:style-name="WWNum7">
        <text:list-item>
          <text:p text:style-name="P2"><text:span text:style-name="T3">Created a comprehensive map of the compressed air system </text:span></text:p>
        </text:list-item>
        <text:list-item>
          <text:p text:style-name="P2"><text:span text:style-name="T3"><text:s/>Designed a valve system to allow for isolation of various machines</text:span></text:p>
        </text:list-item>
        <text:list-item>
          <text:p text:style-name="P2"><text:span text:style-name="T3">Coordinated efforts in a team environment</text:span></text:p>
        </text:list-item>
        <text:list-item>
          <text:p text:style-name="P2"><text:span text:style-name="T3">Developed an event for 1800 people across an entire facility and departments</text:span></text:p>
        </text:list-item>
      </text:list>
      <text:p text:style-name="P41"/>
      <text:p text:style-name="P38"><text:span text:style-name="T2">◊ Commuter Community Association: Vice President <text:tab/>2017-2019</text:span></text:p>
      <text:list xml:id="list2161559948" text:style-name="WWNum10">
        <text:list-item>
          <text:p text:style-name="P3"><text:span text:style-name="T2">Excellent public speaking in outreach and meeting environments</text:span></text:p>
        </text:list-item>
        <text:list-item>
          <text:p text:style-name="P3"><text:span text:style-name="T2">Meeting leadership and task delegation</text:span></text:p>
        </text:list-item>
        <text:list-item>
          <text:p text:style-name="P3"><text:span text:style-name="T2">Coordinate between students and Staff</text:span></text:p>
        </text:list-item>
      </text:list>
      <text:p text:style-name="P21"/>
      <text:p text:style-name="P38"><text:span text:style-name="T2">◊ Quality Sound: Integration intern<text:tab/>Summer 2018</text:span></text:p>
      <text:list xml:id="list3844169602" text:style-name="WWNum9">
        <text:list-item>
          <text:p text:style-name="P4"><text:span text:style-name="T2">Developed AutoCAD skills and drafting</text:span></text:p>
        </text:list-item>
        <text:list-item>
          <text:p text:style-name="P4"><text:span text:style-name="T2">Assembled and designed equipment housing</text:span></text:p>
        </text:list-item>
        <text:list-item>
          <text:p text:style-name="P4"><text:span text:style-name="T2">Programmed and tested fire alarm control panels for Silent Knight and EST3</text:span></text:p>
        </text:list-item>
        <text:list-item>
          <text:p text:style-name="P4"><text:span text:style-name="T2">Optimized equipment for field installation and implementation</text:span></text:p>
        </text:list-item>
        <text:list-item>
          <text:p text:style-name="P4"><text:soft-page-break/><text:span text:style-name="T2">Performed speaker system tuning and biasing </text:span></text:p>
        </text:list-item>
      </text:list>
      <text:p text:style-name="P33"/>
      <text:p text:style-name="P36"><text:span text:style-name="T2">◊ Event Entertainment: Guitar</text:span></text:p>
      <text:p text:style-name="P17"><text:span text:style-name="T2"><text:tab/>Organization of Native Daughter of the Golden West<text:tab/>Summer 2017</text:span></text:p>
      <text:p text:style-name="P42"><text:span text:style-name="T2">Provided ambient music for entire event duration; Acoustic style with finger style and chords; Accommodated own equipment</text:span></text:p>
      <text:p text:style-name="P45"/>
      <text:p text:style-name="P46"><text:span text:style-name="T2">◊ Miracle Mile Books<text:tab/>Spring 2016</text:span></text:p>
      <text:p text:style-name="P43"><text:span text:style-name="T2">Accompanied lead Guitarist in an electric setting; Demonstrated ability to improvise and thrive on little preparation between sets</text:span></text:p>
      <text:p text:style-name="P33"/>
      <text:p text:style-name="P30"><text:span text:style-name="T2">◊ Stirm Construction: Apprentice <text:tab/>summer 2014</text:span></text:p>
      <text:p text:style-name="P44"><text:span text:style-name="T2">Utilizing a table saw cut 2x6, 2x4, and 4x4; Utilized Hand tools, Screw gun, Power Drill, Slide Rule; Design and Calculation of Grate; Experience in gradients; </text:span></text:p>
      <text:p text:style-name="P32"/>
      <text:p text:style-name="P15"><text:span text:style-name="T5">Projects</text:span></text:p>
      <text:p text:style-name="P27"><text:span text:style-name="T2">◊ Physics Thesis: Tunneling in Diodes <text:s text:c="67"/><text:tab/> <text:s text:c="8"/>March-Ongoing</text:span></text:p>
      <text:p text:style-name="P42"><text:span text:style-name="T2">Examining the process of reverse bias on Tunneling Diodes; Constructing a lab activity to derive the physical distance of the potential barrier; Providing background sufficient to describe the electrons not tunneling; Calculating the total number of electrons tunneling from measuring current</text:span></text:p>
      <text:p text:style-name="P19"/>
      <text:p text:style-name="P31"><text:span text:style-name="T2">◊ Audio Loop Pedal <text:tab/>February-Ongoing</text:span></text:p>
      <text:p text:style-name="P42"><text:span text:style-name="T2">Investigating current industry standards of pedals; Comprehensive parts list and cost analysis; Hybrid design of bottom up and top down; Developing gain structure architecture; Implement basic code of operation</text:span></text:p>
      <text:p text:style-name="P19"/>
      <text:p text:style-name="P39"><text:span text:style-name="T2">◊ Fuzz Pedal <text:tab/>Spring 2019</text:span></text:p>
      <text:p text:style-name="P42"><text:span text:style-name="T2">Designed and simulated an operational Fuzz Pedal; Worked in a team to implement design by creating circuit schematics and enclosure compliant in industry; Simulated frequency response, gain structure, and output. Cooperated in completing a comprehensive parts list and total cost; CNC cutting and design </text:span></text:p>
      <text:p text:style-name="P19"/>
      <text:p text:style-name="P39"><text:span text:style-name="T2">◊ 3D Printer Plastic Compression Rating<text:tab/> Fall 2017</text:span></text:p>
      <text:p text:style-name="P42"><text:span text:style-name="T2">Analyzed polymer structures related to plastics and performance; Operated compression testing equipment; Engaged in team meetings and testing; Improved better understanding of physical processes to team</text:span></text:p>
      <text:p text:style-name="P19"/>
      <text:p text:style-name="P47"><text:span text:style-name="T2">◊ AC-DC Converter Design and analysis<text:tab/> Fall 2017</text:span></text:p>
      <text:p text:style-name="P42"><text:span text:style-name="T2">Designed converter of 5V and 1mA by bottom-up design; Implemented 10% smoothing ripple; Examined power and cost; Demonstrated full comprehension of physical operation.</text:span></text:p>
      <text:p text:style-name="P19"/>
      <text:p text:style-name="P39"><text:span text:style-name="T2">◊ Highway Drive Cycle Fuel Economy Analysis <text:tab/>Summer 2017</text:span></text:p>
      <text:p text:style-name="P42"><text:span text:style-name="T2">Created a program to derive the fuel economy, recoverable braking, energy spent; Researched areas to optimize in performance of vehicles.</text:span></text:p>
      <text:p text:style-name="P19"/>
      <text:p text:style-name="P48"><text:span text:style-name="T2">◊ Electrical Guitar Electronics Restructuring <text:tab/>Summer 2017</text:span></text:p>
      <text:p text:style-name="P49"><text:span text:style-name="T2">Replace electronics with new hardware for added audio quality; Self-sufficient research of hardware and cost analysis; Modified hardware for better resolution and performance.</text:span></text:p>
      <text:p text:style-name="P5"/>
      <text:p text:style-name="P19"/>
      <text:p text:style-name="P6"/>
      <text:p text:style-name="P24"/>
      <text:p text:style-name="P15"><text:span text:style-name="T6">References-Professional</text:span></text:p>
      <text:p text:style-name="P23"/>
      <text:p text:style-name="P7"/>
      <text:p text:style-name="Standard"><text:span text:style-name="T8">Devin Ramstead</text:span></text:p>
      <text:p text:style-name="Standard"><text:span text:style-name="T10">Commuter Community Association<text:tab/></text:span></text:p>
      <text:p text:style-name="Standard"><text:span text:style-name="T10">President of the Commuter Community Association </text:span></text:p>
      <text:p text:style-name="Standard"><text:span text:style-name="T10">3601 pacific ave</text:span></text:p>
      <text:p text:style-name="Standard"><text:span text:style-name="T10">Stockton, CA 95211<text:tab/></text:span></text:p>
      <text:p text:style-name="P15"><text:span text:style-name="T10">209.898.6409</text:span></text:p>
      <text:p text:style-name="P7"/>
      <text:p text:style-name="P7"/>
      <text:p text:style-name="Standard"><text:span text:style-name="T8">Iain Murphy</text:span></text:p>
      <text:p text:style-name="Standard"><text:span text:style-name="T10">Pacific Alumni</text:span></text:p>
      <text:p text:style-name="Standard"><text:span text:style-name="T10">Graduate student at University of the Pacific</text:span></text:p>
      <text:p text:style-name="Standard"><text:span text:style-name="T11">852 W Mendocino Ave</text:span></text:p>
      <text:p text:style-name="P12"><text:span text:style-name="T11">Stockton, CA 95204</text:span></text:p>
      <text:p text:style-name="P12"><text:span text:style-name="T11">209.613.0363</text:span></text:p>
      <text:p text:style-name="P40"/>
      <text:p text:style-name="P7"/>
      <text:p text:style-name="Standard"><text:span text:style-name="T8">Joan Stafko</text:span></text:p>
      <text:p text:style-name="P13"><text:span text:style-name="T10">Native Daughters of the Golden West</text:span></text:p>
      <text:p text:style-name="P13"><text:span text:style-name="T10">Secretary of Native Daughters of the Golden West</text:span></text:p>
      <text:p text:style-name="P13"><text:span text:style-name="T10">1707 loggia way</text:span></text:p>
      <text:p text:style-name="P13"><text:span text:style-name="T10">Stockton, CA 95207</text:span></text:p>
      <text:p text:style-name="P13"><text:span text:style-name="T10">209.479.6216<text:tab/></text:span></text:p>
      <text:p text:style-name="P11"/>
      <text:p text:style-name="P9"/>
      <text:p text:style-name="P50"><text:span text:style-name="T7">References-Personal</text:span></text:p>
      <text:p text:style-name="P8"/>
      <text:p text:style-name="P8"/>
      <text:p text:style-name="P12"><text:span text:style-name="T9">Jeddidiah Mack</text:span></text:p>
      <text:p text:style-name="P12"><text:span text:style-name="T11">Current Pacific Student</text:span></text:p>
      <text:p text:style-name="P12"><text:span text:style-name="T11">3601 Pacific Ave</text:span></text:p>
      <text:p text:style-name="P12"><text:span text:style-name="T11">Stockton CA, 95211</text:span></text:p>
      <text:p text:style-name="P12"><text:span text:style-name="T11">1.209.735.9342</text:span></text:p>
      <text:p text:style-name="P8"/>
      <text:p text:style-name="P8"/>
      <text:p text:style-name="P12"><text:span text:style-name="T9">Jonas Sung</text:span></text:p>
      <text:p text:style-name="P12"><text:span text:style-name="T11">Current Pacific Student</text:span></text:p>
      <text:p text:style-name="P12"><text:span text:style-name="T11">3601 Pacific ave</text:span></text:p>
      <text:p text:style-name="P12"><text:span text:style-name="T11">Stockton CA, 95211</text:span></text:p>
      <text:p text:style-name="P12"><text:span text:style-name="T11">510.585.8727</text:span></text:p>
      <text:p text:style-name="P8"/>
      <text:p text:style-name="P8"/>
      <text:p text:style-name="P12"><text:span text:style-name="T9">Max Martin</text:span></text:p>
      <text:p text:style-name="P12"><text:span text:style-name="T11">Current Pacific Student</text:span></text:p>
      <text:p text:style-name="P12"><text:span text:style-name="T11">141 South Avina Ave</text:span></text:p>
      <text:p text:style-name="P12"><text:span text:style-name="T11">Lodi, CA 95240</text:span></text:p>
      <text:p text:style-name="P12"><text:span text:style-name="T11">1.209.210.7018</text:span></text:p>
      <text:p text:style-name="P10"/>
      <text:p text:style-name="P10"/>
      <text:p text:style-name="P12"><text:span text:style-name="T1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="0.15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="0.44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ech miller</meta:initial-creator>
    <meta:editing-cycles>18</meta:editing-cycles>
    <meta:creation-date>2020-05-14T01:51:00</meta:creation-date>
    <dc:date>2022-03-10T19:31:54.906698942</dc:date>
    <meta:editing-duration>PT17H47M12S</meta:editing-duration>
    <meta:generator>LibreOffice/6.4.7.2$Linux_X86_64 LibreOffice_project/40$Build-2</meta:generator>
    <meta:document-statistic meta:table-count="0" meta:image-count="0" meta:object-count="0" meta:page-count="4" meta:paragraph-count="101" meta:word-count="834" meta:character-count="5852" meta:non-whitespace-character-count="50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